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730000024B8C3A41F1D7EA9AB6.png" manifest:media-type="image/png"/>
  <manifest:file-entry manifest:full-path="Pictures/100000010000046E0000023B7C1778AA8A4D121D.png" manifest:media-type="image/png"/>
  <manifest:file-entry manifest:full-path="Pictures/100000010000045D0000024394CFD1399FE641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1">
              <text:list-item>
                <text:p>From</text:p>
              </text:list-item>
              <text:list-item>
                <text:p>https://campus.datacamp.com/courses/data-visualization-in-tableau/start-to-visualize?ex=8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27.999cm" svg:height="14.512cm" svg:x="0.008cm" svg:y="0.627cm">
          <draw:image xlink:href="Pictures/100000010000045D0000024394CFD1399FE6413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27.999cm" svg:height="14.097cm" svg:x="0.008cm" svg:y="0.834cm">
          <draw:image xlink:href="Pictures/100000010000046E0000023B7C1778AA8A4D12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27.999cm" svg:height="14.429cm" svg:x="0.008cm" svg:y="0.668cm">
          <draw:image xlink:href="Pictures/10000001000004730000024B8C3A41F1D7EA9A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2T10:03:08.046290972</meta:creation-date>
    <dc:date>2023-02-02T11:16:24.090801374</dc:date>
    <meta:editing-duration>PT52M55S</meta:editing-duration>
    <meta:editing-cycles>1</meta:editing-cycles>
    <meta:document-statistic meta:object-count="37"/>
    <meta:generator>LibreOffice/7.3.7.2$Linux_X86_64 LibreOffice_project/30$Build-2</meta:generator>
  </office:meta>
</office:document-meta>
</file>